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Courier 10 Pitch" fo:font-size="10pt" style:font-size-asian="10pt" style:font-size-complex="10pt"/>
    </style:style>
    <style:style style:name="P2" style:family="paragraph" style:parent-style-name="Text_20_body">
      <style:paragraph-properties fo:text-align="center" style:justify-single-word="false"/>
      <style:text-properties style:font-name="Courier 10 Pitch" fo:font-size="10pt" style:font-size-asian="10pt" style:font-size-complex="10pt"/>
    </style:style>
    <style:style style:name="P3" style:family="paragraph" style:parent-style-name="Heading_20_3">
      <style:text-properties fo:font-weight="bold" style:font-weight-asian="bold" style:font-weight-complex="bold"/>
    </style:style>
    <style:style style:name="P4" style:family="paragraph" style:parent-style-name="Text_20_body" style:list-style-name="L3"/>
    <style:style style:name="P5" style:family="paragraph" style:parent-style-name="Text_20_body">
      <style:text-properties style:font-name="Courier 10 Pitch" fo:font-size="10pt" style:font-size-asian="10pt" style:font-size-complex="10pt"/>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2">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list-style-name="L4"/>
    <style:style style:name="T1" style:family="text">
      <style:text-properties style:font-name="Courier 10 Pitch" fo:font-size="10pt" style:font-size-asian="10pt" style:font-size-complex="10pt"/>
    </style:style>
    <style:style style:name="T2" style:family="text">
      <style:text-properties style:font-name="Courier 10 Pitch" fo:font-size="10pt" fo:font-weight="normal"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Courier 10 Pitch"/>
    </style:style>
    <style:style style:name="T6" style:family="text">
      <style:text-properties style:font-name="Courier 10 Pitch" fo:font-size="10pt" fo:font-weight="bold" style:font-size-asian="10pt" style:font-weight-asian="bold" style:font-size-complex="10pt" style:font-weight-complex="bold"/>
    </style:style>
    <style:style style:name="T7" style:family="text">
      <style:text-properties style:font-name="Courier 10 Pitch"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Link HTML5 SDK Component Library</text:h>
      <text:h text:style-name="Heading_20_2" text:outline-level="2">Introduction</text:h>
      <text:p text:style-name="Text_20_body">Components are user interface controls and styles that, when combined together in a single page, create the mobile user experience. The Link SDK's component library is built on top of jQuery Mobile, and many of the components are enhanced versions of what is already available with jQuery Mobile.</text:p>
      <text:p text:style-name="Text_20_body">Components may either be placed in HTML markup directly using stylized attributes to identify the component, or they may be generated from JSF entities when the JSF integration is used. All components follow the jQuery model of enhancement – the markup for a component is specified using simplified HTML tags and data-* attributes to identify components and parameters. When the markup is loaded, the markup is “enhanced” into the full layout and styling required to present a visually rich component in the browser.</text:p>
      <text:p text:style-name="Text_20_body">This documentation is not an exhaustive documentation of jQuery Mobile. The components described here are only those that either do not exist in jQuery Mobile or have been enhanced beyond what jQuery Mobile provides. All of the functionality in jQuery Mobile is available to your app, however, and if you do not see a component here that would help your app please consult <text:bookmark-start text:name="__DdeLink__6346_408343271"/><text:a xlink:type="simple" xlink:href="http://api.jquerymobile.com/">http://api.jquerymobile.com/</text:a><text:bookmark-end text:name="__DdeLink__6346_408343271"/>.</text:p>
      <text:h text:style-name="Heading_20_2" text:outline-level="2">Pages in jQuery Mobile</text:h>
      <text:p text:style-name="Text_20_body">jQuery Mobile apps are composed of pages with each page corresponding to a single screen within an app. A typical app is delivered as a single HTML document with a number of pages contained within that document. The main advantage of creating apps in this fashion is that once the app is loaded on the mobile client, the client does not need to contact the server again to download additional resources, scripts, or HTML pages. Transitions between screens in the app are extremely fast giving the app the feel of a native app. In addition, because the Link Container and Link Gateway aggressively prefetch, compress, cache, and de-duplicate data, apps load extremely quickly when delivered through the Link infrastructure.</text:p>
      <text:p text:style-name="Text_20_body">Switching between pages is achieved via hashtag navigation. Hashtag navigation can occur directly via <text:span text:style-name="T1">&lt;a/&gt;</text:span> markup as documented extensively in the jQuery Mobile documentation or via JavaScript. The Link HTML5 SDK borrows a simple wrapper for jQuery Mobile's JavaScript-based navigation API the PrimeFaces Mobile project. The function <text:span text:style-name="T1">PrimeFaces.navigate</text:span> allows JavaScript code to initiate a page change. The details of this function are documented in the generated API documentation included with the Link SDK.</text:p>
      <text:p text:style-name="Text_20_body">Each page is actually represented in the HTML markup as a <text:span text:style-name="T1">div</text:span> tag with the <text:span text:style-name="T1">data-role=”page”</text:span> attribute. For apps that are not built using JSF, it is easy to create this markup directly. Again, <text:a xlink:type="simple" xlink:href="http://api.jquerymobile.com/">http://api.jquerymobile.com/</text:a> is the definitive source for understanding how to write HTML code for jQuery Mobile.</text:p>
      <text:h text:style-name="Heading_20_3" text:outline-level="3"><text:bookmark-start text:name="__DdeLink__2975_1213012024"/><text:bookmark-start text:name="__DdeLink__6348_408343271"/>JSF Integration<text:bookmark-end text:name="__DdeLink__2975_1213012024"/><text:bookmark-end text:name="__DdeLink__6348_408343271"/></text:h>
      <text:p text:style-name="Text_20_body">jQuery Mobile apps generated via the Link HTML5 SDK's JSF integration follow the simple structure diagrammed below:</text:p>
      <text:p text:style-name="Text_20_body"/>
      <text:p text:style-name="P1">&lt;f:view xmlns="http://www.w3.org/1999/xhtml"</text:p>
      <text:p text:style-name="P1"><text:s text:c="4"/>xmlns:f="http://java.sun.com/jsf/core"</text:p>
      <text:p text:style-name="P1"><text:s text:c="4"/>xmlns:pm="http://primefaces.org/mobile"</text:p>
      <text:p text:style-name="P1"><text:s text:c="4"/>xmlns:ui="http://java.sun.com/jsf/facelets"</text:p>
      <text:p text:style-name="P1"><text:soft-page-break/><text:s text:c="4"/>xmlns:hx=”http://mobilehelix.com/jsf”</text:p>
      <text:p text:style-name="P1"><text:s text:c="4"/>contentType="text/html"&gt;</text:p>
      <text:p text:style-name="P1"><text:s text:c="3"/>&lt;hx:page title="#{bundle.SharepointListBrowserTitle}"&gt; <text:s text:c="3"/></text:p>
      <text:p text:style-name="P1"><text:s text:c="8"/>&lt;f:facet name="postinit"&gt;</text:p>
      <text:p text:style-name="P1"><text:s text:c="12"/>&lt;hx:outputStylesheet name="main.css" library="css" version="1"/&gt;</text:p>
      <text:p text:style-name="P1"><text:s text:c="12"/>&lt;hx:outputScript name="sharepoint.js" library="js" version="1"/&gt;</text:p>
      <text:p text:style-name="P1"><text:s text:c="8"/>&lt;/f:facet&gt;</text:p>
      <text:p text:style-name="P1"><text:s text:c="8"/></text:p>
      <text:p text:style-name="P1"><text:tab/> <text:s/>&lt;hx:view id="AllLists"&gt;</text:p>
      <text:p text:style-name="P1"><text:s text:c="12"/>&lt;pm:header title="#{bundle.ListsListLabel}"</text:p>
      <text:p text:style-name="P1"><text:s text:c="23"/>fixed="true"&gt;</text:p>
      <text:p text:style-name="P1"><text:s text:c="12"/>&lt;/pm:header&gt;</text:p>
      <text:p text:style-name="P1"><text:s text:c="12"/>&lt;ui:include src="allLists.xhtml"/&gt;</text:p>
      <text:p text:style-name="P1"><text:s text:c="8"/>&lt;/hx:view&gt;</text:p>
      <text:p text:style-name="Text_20_body"><text:s text:c="8"/></text:p>
      <text:p text:style-name="Text_20_body"><text:s text:c="16"/><text:span text:style-name="T1">&lt;hx:view id="ListView"&gt;</text:span></text:p>
      <text:p text:style-name="P1"><text:s text:c="12"/>&lt;pm:header title="#{bundle.SharepointListBrowserTitle}" </text:p>
      <text:p text:style-name="P1"><text:s text:c="23"/>id="FolderHeader"</text:p>
      <text:p text:style-name="P1"><text:s text:c="23"/>fixed="true"&gt;</text:p>
      <text:p text:style-name="P1"><text:s text:c="16"/>&lt;f:facet name="left"&gt;</text:p>
      <text:p text:style-name="P1"><text:s text:c="20"/>&lt;p:button value="#{bundle.SharepointListsLabel}" icon="back" </text:p>
      <text:p text:style-name="P1"><text:s text:c="30"/>href="#AllLists?reverse=true"/&gt;</text:p>
      <text:p text:style-name="P1"><text:s text:c="16"/>&lt;/f:facet&gt;</text:p>
      <text:p text:style-name="P1"><text:s text:c="12"/>&lt;/pm:header&gt;</text:p>
      <text:p text:style-name="P1"><text:s text:c="12"/>&lt;ui:include src="selectedList.xhtml"/&gt;</text:p>
      <text:p text:style-name="P1"><text:s text:c="8"/>&lt;/hx:view&gt;</text:p>
      <text:p text:style-name="P1"><text:s text:c="4"/></text:p>
      <text:p text:style-name="P1"><text:s text:c="5"/>&lt;/hx:page&gt;</text:p>
      <text:p text:style-name="P1">&lt;/f:view&gt;</text:p>
      <text:p text:style-name="P1"/>
      <text:p text:style-name="Standard">The markup above generates a two screen app. The first screen, called “AllLists” is a listing of all SharePoint lists available for display in this app. It could equivalently be a list of all folders in an email user's mailbox. The second screen, called “ListView,” is used to display the detailed contents of a single list. Again an email app would be structurally similar, with the “ListView” view used to display a single mail folder.</text:p>
      <text:p text:style-name="Standard"/>
      <text:p text:style-name="Standard">Note that the markup example shows a mixture of <text:span text:style-name="T2">hx:</text:span> tags and <text:span text:style-name="T1">pm:</text:span> tags. The former are tags that are developed by Mobile Helix or are modified versions of the tags supplied with PrimeFaces mobile. All <text:span text:style-name="T1">pm:</text:span> tags are part of PrimeFaces mobile and are not modified by Mobile Helix.</text:p>
      <text:p text:style-name="Standard"/>
      <text:p text:style-name="Standard">In addition to the overall structure, the markup above demonstrates a number of important tags:</text:p>
      <text:p text:style-name="Standard"/>
      <text:list xml:id="list9051719131" text:style-name="L1">
        <text:list-item>
          <text:p text:style-name="P6">The <text:span text:style-name="T1">hx:page</text:span> component can have a “postinit” facet, which allows HTML markup to be generated after all other components of the HTML <text:span text:style-name="T1">&lt;head&gt;</text:span> entity. The main purpose of this facet is to output the stylesheets and scripts that are specific to the app. Using this facet ensures that these stylesheets and scripts are inserted into the generated HTML after all of the integrated CSS and JavaScript that is included in the Link HTML5 SDK. Inserting your own stylesheets after the Link SDK stylesheets allows your stylesheets to override the Link SDK's built-in styles.</text:p>
        </text:list-item>
        <text:list-item>
          <text:p text:style-name="P6">The <text:span text:style-name="T1">pm:header</text:span> entity creates a header bar across the top of the app screen that is a convenient place to add navigation buttons and to display a title for the current screen. The header for the “ListView” page, for example, includes a back button that navigates back to the “AllLists” screen.</text:p>
        </text:list-item>
      </text:list>
      <text:p text:style-name="Standard"><text:soft-page-break/>The specific markup for each page is not shown in the example above. However, this example does illustrate how organizational features of JSF, such as <text:span text:style-name="T1">ui:include</text:span>, are fully compatible with the Link SDK.</text:p>
      <text:h text:style-name="Heading_20_2" text:outline-level="2">Full Screen Layouts</text:h>
      <text:p text:style-name="Standard">Native apps, mobile or otherwise, are presented to the user as full screen layouts with an arrangement of individual components within the screen layout. Different components may scroll horizontally or vertically. By contrast, web pages are commonly a single, long body of content that is meant to scroll within the browser screen. Mobile apps built with the Link SDK attempt to combine the convenience of HTML5 with the look and feel of native apps. To that end, screen layouts in the Link SDK are full screen. What this specifically means is that the SDK forces the <text:span text:style-name="T1">overflow: hidden </text:span>style on the <text:span text:style-name="T1">div</text:span> corresponding to each screen in the mobile app. Hence, the screen itself cannot scroll. Components within the screen can scroll, though, as described in the “Scrolling Div” section below.</text:p>
      <text:p text:style-name="Standard"/>
      <text:p text:style-name="Standard">To assist with creating full screen layouts that adapt to different screen sizes, the Link SDK defines the style <text:span text:style-name="T1">hx-layout-full-screen</text:span>. This style, when applied to a component, essentially means that the marked component should scale to fill in the rest of the available screen space. For example, a screen layout may have a header for navigation, a button bar below that header with buttons corresponding to operations available on that page, then a list of data. The size of the header and the button bar are fixed, either as a hard-coded pixel size or a hard-coded portion of the screen. The data list, though, should simply scale to fill in whatever screen real estate is left. That is exactly what marking the data list with the <text:span text:style-name="T1">hx-layout-full-screen</text:span> style class achieves.</text:p>
      <text:h text:style-name="Heading_20_2" text:outline-level="2">The Scrolling Div</text:h>
      <text:p text:style-name="Text_20_body">Implementing full screen layouts requires the ability to create independently scrolling components in the layout. The scrolling div component allows developers to do exactly that – to mark any container component (generally a div, but it does not need to be a div) – as a component that should scroll independently, either horizontally, vertically, or both. In addition to the scrolling, this component also allows developers to implement the standard iOS “double tap to zoom” on individual components within a page. The default double tap behavior (without this component) is to zoom in on the entire page.</text:p>
      <text:p text:style-name="Text_20_body"/>
      <text:p text:style-name="Text_20_body">The scrolling div component is implemented by applying one of the following style classes to a container component:</text:p>
      <text:p text:style-name="Text_20_body"/>
      <text:list xml:id="list783620254" text:style-name="L4">
        <text:list-item>
          <text:p text:style-name="P10"><text:span text:style-name="T6">hx-scroller</text:span>: indicates that the enclosed markup will scroll vertically and will allow double-tap to zoom on the contents of the enclosed markup</text:p>
        </text:list-item>
        <text:list-item>
          <text:p text:style-name="P10"><text:span text:style-name="T6">hx-scroller-nozoom</text:span>: indicates the enclosed markup will scroll vertically but not allow double-tap to zoom</text:p>
        </text:list-item>
        <text:list-item>
          <text:p text:style-name="P10"><text:span text:style-name="T6">hx-scroller-zoomonly</text:span>: indicates that the enclosed markup will not scroll but will allow double-tap to zoom</text:p>
        </text:list-item>
        <text:list-item>
          <text:p text:style-name="P10"><text:span text:style-name="T6">hx-scroller-horizontal,hx-scroller-horizontal-nozoom,hx-scroller-horizontal-zoomonly</text:span>: same as above, but for horizontal scrolling</text:p>
        </text:list-item>
      </text:list>
      <text:p text:style-name="Text_20_body"/>
      <text:p text:style-name="Text_20_body">Container components must adhere to the following restrictions to work properly:</text:p>
      <text:p text:style-name="Text_20_body"/>
      <text:list xml:id="list1514107939" text:style-name="L3">
        <text:list-item>
          <text:p text:style-name="P4">The container should have exactly one child element in the DOM. </text:p>
        </text:list-item>
        <text:list-item>
          <text:p text:style-name="P4"><text:soft-page-break/>The container itself must have a fixed height. If the container is the last child element in a full screen layout then this fixed height will be assigned automatically. Otherwise it must be assigned explicitly.</text:p>
        </text:list-item>
        <text:list-item>
          <text:p text:style-name="P4">The child element's height must match the height of the entire set of data to be displayed in the scrolling component. The child element, hence, “spills out” of the container. The container's scrolling capability allows the user to navigate to hidden content that is not visible within the limited height of the wrapper. To ensure that the child element's height matches the height of all data to be displayed within the scroller, do not specify any height attributes on the child component.</text:p>
        </text:list-item>
      </text:list>
      <text:h text:style-name="Heading_20_3" text:outline-level="3">JSF Integration</text:h>
      <text:p text:style-name="Text_20_body">The JSF integration enables the generation of a scrolling div surrounding arbitrary markup. The example below illustrates how to generate a scrolling div and the attributes available to control the generated markup:</text:p>
      <text:p text:style-name="Text_20_body"/>
      <text:p text:style-name="Text_20_body"><text:tab/> <text:span text:style-name="T1">&lt;hx:scrollingDiv </text:span></text:p>
      <text:p text:style-name="P1"><text:tab/><text:tab/>orientation="horizontal"</text:p>
      <text:p text:style-name="P1"><text:tab/><text:tab/>zoom=”true”&gt;</text:p>
      <text:p text:style-name="P1"><text:tab/><text:tab/> <text:s/>&lt;ui:include src="subdirs.xhtml"/&gt;</text:p>
      <text:p text:style-name="P1"><text:s text:c="7"/>&lt;/hx:scrollingDiv&gt;</text:p>
      <text:h text:style-name="Heading_20_2" text:outline-level="2">The Split View Component</text:h>
      <text:h text:style-name="Heading_20_2" text:outline-level="2">The Offline Data List</text:h>
      <text:p text:style-name="Text_20_body"/>
      <text:h text:style-name="Heading_20_2" text:outline-level="2">The Offline Data Grid</text:h>
      <text:p text:style-name="Text_20_body"/>
      <text:h text:style-name="Heading_20_2" text:outline-level="2">The Icon Button</text:h>
      <text:p text:style-name="Text_20_body"/>
      <text:h text:style-name="Heading_20_2" text:outline-level="2">The Editor</text:h>
      <text:p text:style-name="Text_20_body">The editor component is a rich text editor that leverages the “design mode” feature of modern browsers to allow users to create HTML formatted text. The markup for this text can then be retrieved by the app and sent back to the server as appropriate for the app. For example, the editor could be used in an e-mail application to compose HTML emails.</text:p>
      <text:p text:style-name="Text_20_body"/>
      <text:p text:style-name="Text_20_body">A component may be marked as an editor in plain HTML by invoking the PrimeFaces.cw function supplying the appropriate arguments:</text:p>
      <text:p text:style-name="P2">PrimeFaces.cw('Editor', &lt;Selector for the enclosing div&gt;, &lt;Editor options&gt;);</text:p>
      <text:p text:style-name="P2"/>
      <text:p text:style-name="Standard">Options available for the editor include:</text:p>
      <text:p text:style-name="Standard"/>
      <text:list xml:id="list1722177910" text:style-name="L2">
        <text:list-item>
          <text:p text:style-name="P8">width<text:span text:style-name="T4">: the pixel width of the editor</text:span></text:p>
        </text:list-item>
        <text:list-item>
          <text:p text:style-name="P7"><text:span text:style-name="T3">height</text:span><text:span text:style-name="T4">: the pixel height of the editor</text:span></text:p>
        </text:list-item>
        <text:list-item>
          <text:p text:style-name="P7"><text:span text:style-name="T3">fonts</text:span><text:span text:style-name="T4">: comma-separated list of fonts to use the fonts drop-down menu in the editor</text:span></text:p>
        </text:list-item>
        <text:list-item>
          <text:p text:style-name="P8"><text:soft-page-break/>bodyStyle<text:span text:style-name="T4">: style attribute to apply to the body of the iFrame used for creating rich text</text:span></text:p>
        </text:list-item>
        <text:list-item>
          <text:p text:style-name="P8">change<text:span text:style-name="T4">: callback to invoke when the contents of the editor change. The </text:span><text:span text:style-name="T2">this</text:span><text:span text:style-name="T4"> object in the callback refers to the editor object. The HTML in the editor is accessible via </text:span><text:span text:style-name="T2">this.getHTML();</text:span></text:p>
        </text:list-item>
        <text:list-item>
          <text:p text:style-name="P8">isFullHeight<text:span text:style-name="T4">: indicates that the editor should occupy all available vertical space on the page, as opposed to a fixed height</text:span></text:p>
        </text:list-item>
        <text:list-item>
          <text:p text:style-name="P8">isFullWidth<text:span text:style-name="T4">: indicates that the editor shoud occupy all available horizontal space on the page, as opposed to a fixed width.</text:span></text:p>
        </text:list-item>
      </text:list>
      <text:p text:style-name="P9"/>
      <text:h text:style-name="P3" text:outline-level="3">JSF Integration</text:h>
      <text:p text:style-name="Text_20_body"><text:span text:style-name="T4">An editor may be placed in the generated HTML via the </text:span><text:span text:style-name="T2">hx:editor</text:span><text:span text:style-name="T4"> entity. The attributes available for this entity correspond to the options listed abo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999999" fo:font-size="12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th Hallem</meta:initial-creator>
    <meta:creation-date>2013-05-29T23:52:34</meta:creation-date>
    <meta:generator>LibreOffice/3.4$Unix LibreOffice_project/340m1$Build-402</meta:generator>
    <dc:date>2013-05-30T11:08:29</dc:date>
    <dc:creator>Seth Hallem</dc:creator>
    <meta:editing-duration>PT2H2M10S</meta:editing-duration>
    <meta:editing-cycles>133</meta:editing-cycles>
    <meta:document-statistic meta:table-count="0" meta:image-count="0" meta:object-count="0" meta:page-count="5" meta:paragraph-count="89" meta:word-count="1723" meta:character-count="11603" meta:non-whitespace-character-count="9611"/>
  </office:meta>
</office:document-meta>
</file>